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3a54"/>
    </style:style>
    <style:style style:name="T2" style:family="text">
      <style:text-properties officeooo:rsid="000422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gosh</text:p>
      <text:p text:style-name="Standard"/>
      <text:p text:style-name="Standard">use hopital <text:s/>//Si bdd n'existe pas, la cré<text:span text:style-name="T1">e</text:span></text:p>
      <text:p text:style-name="Standard"/>
      <text:p text:style-name="Standard">db.createCollection("patient")</text:p>
      <text:p text:style-name="Standard"/>
      <text:p text:style-name="Standard">//<text:span text:style-name="T2">insert 3 patients</text:span></text:p>
      <text:p text:style-name="Standard">db.patient.insertMany([{firstname: "Lily", lastname: "Allen", age: 30, history: [{desease: "gastro", treatment: "spasfon"}, {desease: "rhume", treatment: "sirop"}]}, {firstname: "Lionel", lastname: "Poilu", age: 45, history: [{desease: "grippe", treatment: "antibio"}, {desease: "rhume", treatment: "sirop"}]}, {firstname: "Jacques", lastname: "Doe", age: 80, history: {desease: "covid", treatment: "doliprane"}}])</text:p>
      <text:p text:style-name="Standard"/>
      <text:p text:style-name="Standard">//<text:span text:style-name="T2">update un patient</text:span></text:p>
      <text:p text:style-name="Standard">db.patient.updateOne({firstname: 'Jacques'}, {$set : {firstname: "Jacquot", age: 18, history: {desease: 'grippe', treatment: 'repos'}} })</text:p>
      <text:p text:style-name="Standard"/>
      <text:p text:style-name="Standard">//<text:span text:style-name="T2">Afficher les patients avec un age &gt; 29</text:span></text:p>
      <text:p text:style-name="Standard">db.patient.find({age: {$gt : 29}})</text:p>
      <text:p text:style-name="Standard"/>
      <text:p text:style-name="Standard">//<text:span text:style-name="T2">Supprimer tous les patients ayant eu un rhume</text:span></text:p>
      <text:p text:style-name="Standard">db.patient.deleteMany({"history.desease" : "rhume" }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2T15:27:50.023000000</meta:creation-date>
    <dc:date>2022-11-22T15:58:02.472000000</dc:date>
    <meta:editing-duration>PT20M2S</meta:editing-duration>
    <meta:editing-cycles>1</meta:editing-cycles>
    <meta:document-statistic meta:table-count="0" meta:image-count="0" meta:object-count="0" meta:page-count="1" meta:paragraph-count="11" meta:word-count="95" meta:character-count="843" meta:non-whitespace-character-count="758"/>
    <meta:generator>LibreOffice/6.4.1.2$Windows_X86_64 LibreOffice_project/4d224e95b98b138af42a64d84056446d09082932</meta:generator>
  </office:meta>
</office:document-meta>
</file>